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 style:list-style-name="L1"/>
    <style:style style:name="T1" style:family="text">
      <style:text-properties officeooo:rsid="001852f4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losa 2: </text:p>
      <text:p text:style-name="Standard">1)_________________excl</text:p>
      <text:p text:style-name="Standard"><text:s text:c="3"/>SORDO MUDO NO</text:p>
      <text:p text:style-name="Standard">____________________________________int</text:p>
      <text:p text:style-name="Standard">Pro2-PENSAR HABLAR- EN -L-S MIEDO</text:p>
      <text:p text:style-name="Standard">VER HABLAR-EN-L-S ALEJAR</text:p>
      <text:p text:style-name="Standard">___excl</text:p>
      <text:p text:style-name="Standard">NO <text:s text:c="7"/>MIEDO NO</text:p>
      <text:p text:style-name="Standard">2)PRO2 NO-SABER L-S</text:p>
      <text:p text:style-name="Standard">___________________int</text:p>
      <text:p text:style-name="Standard">COMUNICAR C{OMO</text:p>
      <text:p text:style-name="Standard">ESCRIBIR Pro1-DAR-PAPEL-ESCRITO-Pro2 Pro2-DAR-PAPEL-ESCRITO-Pro1</text:p>
      <text:p text:style-name="Standard">CONVERSAR</text:p>
      <text:p text:style-name="Standard">TRANQUILO</text:p>
      <text:p text:style-name="Standard">3)VER HABER MUCHAS FORMAS COMUNICACI{ON</text:p>
      <text:p text:style-name="Standard">Pro3-VENIR-POR-DERECHA Pro3-VENIR-POR -IZQUIERDA Pro3-COMUNICAR-Pro3</text:p>
      <text:p text:style-name="Standard">COMUNICACI{ON COMUNICACI{ON COMUNICACION-INTERRUMPIDA COMUNICACI{ON-COMPLETA</text:p>
      <text:p text:style-name="Standard">4)HOMBRE {UNICO ANIMAL PODER INVENTAR MIL FORMA COMUNICAR</text:p>
      <text:p text:style-name="Standard"/>
      <text:p text:style-name="Standard"/>
      <text:p text:style-name="Standard">Traducción</text:p>
      <text:p text:style-name="Standard"/>
      <text:list xml:id="list2293672265" text:style-name="L1">
        <text:list-header>
          <text:p text:style-name="P2">1) Sordo mudo no!</text:p>
          <text:p text:style-name="P2">Pienso que a ustedes hablar en LS les da miedo</text:p>
          <text:p text:style-name="P2">Cuando ven hablar en LS se alejan</text:p>
          <text:p text:style-name="P2">No, debería dar miedo</text:p>
          <text:p text:style-name="P2">2) Ustedes no saben LS. Entonces no saben comunicarse</text:p>
          <text:p text:style-name="P2">Ustedes escriben en un papel y me dan lo escrito. Así se puede conversar tranquilo también.</text:p>
          <text:p text:style-name="P2">3)Hay muchas formas de comunicación. Hay que acercarse sabiendo que habrá comunicación completa y c<text:span text:style-name="T1">o</text:span>minicación interrumpida.</text:p>
          <text:p text:style-name="P2">4) El hombre <text:span text:style-name="T1">es </text:span>el único animal que puede inventar mil formas para comunicarse.</text:p>
          <text:p text:style-name="P2"><text:s text:c="2"/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UY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6-22T03:31:29.744911158</meta:creation-date>
    <dc:date>2023-03-31T14:54:21.093181778</dc:date>
    <meta:editing-duration>PT15M34S</meta:editing-duration>
    <meta:editing-cycles>6</meta:editing-cycles>
    <meta:generator>LibreOffice/7.3.7.2$Linux_X86_64 LibreOffice_project/30$Build-2</meta:generator>
    <dc:creator>Luis</dc:creator>
    <meta:document-statistic meta:table-count="0" meta:image-count="0" meta:object-count="0" meta:page-count="1" meta:paragraph-count="28" meta:word-count="132" meta:character-count="1023" meta:non-whitespace-character-count="905"/>
  </office:meta>
</office:document-meta>
</file>